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70000015A32827FF40C433ED5.png" manifest:media-type="image/png"/>
  <manifest:file-entry manifest:full-path="Pictures/10000001000002270000005BCF1624F61E09EF51.png" manifest:media-type="image/png"/>
  <manifest:file-entry manifest:full-path="Pictures/100000010000021F0000009B76A6CD1E4A94D02C.png" manifest:media-type="image/png"/>
  <manifest:file-entry manifest:full-path="Pictures/10000001000002B900000228B460912ABEBF7361.png" manifest:media-type="image/png"/>
  <manifest:file-entry manifest:full-path="Pictures/1000000100000124000000206D150A6AD08F9477.png" manifest:media-type="image/png"/>
  <manifest:file-entry manifest:full-path="Pictures/100000010000016E0000001B4E5556B63E6CA396.png" manifest:media-type="image/png"/>
  <manifest:file-entry manifest:full-path="Pictures/10000001000000B000000048460851054D401E58.png" manifest:media-type="image/png"/>
  <manifest:file-entry manifest:full-path="Pictures/10000001000001880000001A6B2D494B367E7A49.png" manifest:media-type="image/png"/>
  <manifest:file-entry manifest:full-path="Pictures/100000010000027D00000039DD681DD6D7BC7EA0.png" manifest:media-type="image/png"/>
  <manifest:file-entry manifest:full-path="Pictures/10000001000002B0000002AAC8ABF0A16C7A25B3.png" manifest:media-type="image/png"/>
  <manifest:file-entry manifest:full-path="Pictures/10000001000002B9000001C49AB37B0364ECD512.png" manifest:media-type="image/png"/>
  <manifest:file-entry manifest:full-path="Pictures/100000010000011000000011CBECF5914BAAFF3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96de" officeooo:paragraph-rsid="001d96de"/>
    </style:style>
    <style:style style:name="P2" style:family="paragraph" style:parent-style-name="Standard">
      <style:text-properties officeooo:rsid="001f1a02" officeooo:paragraph-rsid="001f1a02"/>
    </style:style>
    <style:style style:name="P3" style:family="paragraph" style:parent-style-name="Standard">
      <style:text-properties officeooo:rsid="001f1a02" officeooo:paragraph-rsid="001f1a0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)</text:p>
      <text:p text:style-name="P1"><draw:frame draw:style-name="fr1" draw:name="Imagen1" text:anchor-type="char" svg:width="11.494cm" svg:height="3.281cm" draw:z-index="0"><draw:image xlink:href="Pictures/100000010000021F0000009B76A6CD1E4A94D02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)</text:p>
      <text:p text:style-name="P1"/>
      <text:p text:style-name="P1"/>
      <text:p text:style-name="P1"><draw:frame draw:style-name="fr1" draw:name="Imagen3" text:anchor-type="char" svg:width="11.663cm" svg:height="1.926cm" draw:z-index="1"><draw:image xlink:href="Pictures/10000001000002270000005BCF1624F61E09EF5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)</text:p>
      <text:p text:style-name="P1"/>
      <text:p text:style-name="P1"><draw:frame draw:style-name="fr1" draw:name="Imagen2" text:anchor-type="char" svg:width="6.181cm" svg:height="0.677cm" draw:z-index="2"><draw:image xlink:href="Pictures/1000000100000124000000206D150A6AD08F9477.png" xlink:type="simple" xlink:show="embed" xlink:actuate="onLoad" draw:mime-type="image/png"/></draw:frame></text:p>
      <text:p text:style-name="P1"/>
      <text:p text:style-name="P1"/>
      <text:p text:style-name="P2"/>
      <text:p text:style-name="P2"/>
      <text:p text:style-name="P2"/>
      <text:p text:style-name="P2">d)</text:p>
      <text:p text:style-name="P2"/>
      <text:p text:style-name="P2"/>
      <text:p text:style-name="P2"><draw:frame draw:style-name="fr1" draw:name="Imagen4" text:anchor-type="char" svg:width="7.747cm" svg:height="0.572cm" draw:z-index="3"><draw:image xlink:href="Pictures/100000010000016E0000001B4E5556B63E6CA396.png" xlink:type="simple" xlink:show="embed" xlink:actuate="onLoad" draw:mime-type="image/png"/></draw:frame></text:p>
      <text:p text:style-name="P2"/>
      <text:p text:style-name="P2"/>
      <text:p text:style-name="P2"/>
      <text:p text:style-name="P2">e)</text:p>
      <text:p text:style-name="P2"/>
      <text:p text:style-name="P2"/>
      <text:p text:style-name="P2"><draw:frame draw:style-name="fr1" draw:name="Imagen5" text:anchor-type="char" svg:width="8.297cm" svg:height="0.55cm" draw:z-index="4"><draw:image xlink:href="Pictures/10000001000001880000001A6B2D494B367E7A49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1" draw:name="Imagen6" text:anchor-type="char" svg:width="3.725cm" svg:height="1.524cm" draw:z-index="5"><draw:image xlink:href="Pictures/10000001000000B000000048460851054D401E5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f)</text:p>
      <text:p text:style-name="P2"><draw:frame draw:style-name="fr1" draw:name="Imagen7" text:anchor-type="char" svg:width="14.753cm" svg:height="11.686cm" draw:z-index="6"><draw:image xlink:href="Pictures/10000001000002B900000228B460912ABEBF7361.png" xlink:type="simple" xlink:show="embed" xlink:actuate="onLoad" draw:mime-type="image/png"/></draw:frame>VLAN</text:p>
      <text:p text:style-name="P2"/>
      <text:p text:style-name="P2">a)</text:p>
      <text:p text:style-name="P2"><draw:frame draw:style-name="fr1" draw:name="Imagen8" text:anchor-type="char" svg:width="13.356cm" svg:height="7.324cm" draw:z-index="7"><draw:image xlink:href="Pictures/10000001000002770000015A32827FF40C433ED5.png" xlink:type="simple" xlink:show="embed" xlink:actuate="onLoad" draw:mime-type="image/png"/></draw:frame></text:p>
      <text:p text:style-name="P2"><draw:frame draw:style-name="fr1" draw:name="Imagen9" text:anchor-type="char" svg:width="13.483cm" svg:height="1.207cm" draw:z-index="8"><draw:image xlink:href="Pictures/100000010000027D00000039DD681DD6D7BC7EA0.png" xlink:type="simple" xlink:show="embed" xlink:actuate="onLoad" draw:mime-type="image/png"/></draw:frame></text:p>
      <text:p text:style-name="P2"/>
      <text:p text:style-name="P2"/>
      <text:p text:style-name="P2">b)</text:p>
      <text:p text:style-name="P2"/>
      <text:p text:style-name="P2"><draw:frame draw:style-name="fr1" draw:name="Imagen10" text:anchor-type="char" svg:width="14.563cm" svg:height="14.436cm" draw:z-index="9"><draw:image xlink:href="Pictures/10000001000002B0000002AAC8ABF0A16C7A25B3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><draw:frame draw:style-name="fr1" draw:name="Imagen11" text:anchor-type="char" svg:width="14.753cm" svg:height="9.567cm" draw:z-index="10"><draw:image xlink:href="Pictures/10000001000002B9000001C49AB37B0364ECD512.png" xlink:type="simple" xlink:show="embed" xlink:actuate="onLoad" draw:mime-type="image/png"/></draw:frame><text:soft-page-break/></text:p>
      <text:p text:style-name="P2">c)</text:p>
      <text:p text:style-name="P2"/>
      <text:p text:style-name="P2"/>
      <text:p text:style-name="P2"><draw:frame draw:style-name="fr1" draw:name="Imagen12" text:anchor-type="char" svg:width="5.757cm" svg:height="0.36cm" draw:z-index="11"><draw:image xlink:href="Pictures/100000010000011000000011CBECF5914BAAFF3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9T15:02:08.152000000</meta:creation-date>
    <meta:generator>LibreOffice/7.4.3.2$Windows_X86_64 LibreOffice_project/1048a8393ae2eeec98dff31b5c133c5f1d08b890</meta:generator>
    <dc:date>2023-02-10T16:58:39.833000000</dc:date>
    <meta:editing-duration>PT1H12M52S</meta:editing-duration>
    <meta:editing-cycles>3</meta:editing-cycles>
    <meta:document-statistic meta:table-count="0" meta:image-count="12" meta:object-count="0" meta:page-count="4" meta:paragraph-count="10" meta:word-count="10" meta:character-count="22" meta:non-whitespace-character-count="22"/>
  </office:meta>
</office:document-meta>
</file>